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5.3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204cm" svg:height="20.907cm" svg:x="26.027cm" svg:y="5.177cm">
            <draw:object draw:notify-on-update-of-ranges="Sheet1.B6:Sheet1.F6 Sheet1.A10:Sheet1.A10 Sheet1.B10:Sheet1.F10 Sheet1.A9:Sheet1.A9 Sheet1.B9:Sheet1.F9 Sheet1.A8:Sheet1.A8 Sheet1.B8:Sheet1.F8 Sheet1.A7:Sheet1.A7 Sheet1.B7:Sheet1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2.204cm" svg:height="20.877cm" svg:x="0.851cm" svg:y="5.207cm">
            <draw:object draw:notify-on-update-of-ranges="Sheet1.B6:Sheet1.F6 Sheet1.A9:Sheet1.A9 Sheet1.B9:Sheet1.F9 Sheet1.A8:Sheet1.A8 Sheet1.B8:Sheet1.F8 Sheet1.A7:Sheet1.A7 Sheet1.B7:Sheet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quentiele oploss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 of processes</text:p>
          </table:table-cell>
          <table:table-cell office:value-type="string" calcext:value-type="string">
            <text:p>Max time in seconds</text:p>
          </table:table-cell>
          <table:table-cell office:value-type="string" calcext:value-type="string">
            <text:p>Amount of found prime numbers</text:p>
          </table:table-cell>
          <table:table-cell office:value-type="string" calcext:value-type="string">
            <text:p>Max N</text:p>
          </table:table-cell>
          <table:table-cell office:value-type="string" calcext:value-type="string">
            <text:p>N in 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1.5" calcext:value-type="float">
            <text:p>191.5</text:p>
          </table:table-cell>
          <table:table-cell office:value-type="float" office:value="50847534" calcext:value-type="float">
            <text:p>50847534</text:p>
          </table:table-cell>
          <table:table-cell table:style-name="ce1" office:value-type="float" office:value="1000000000" calcext:value-type="float">
            <text:p>1000000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processing oploss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50713729858398" calcext:value-type="float">
            <text:p>0.000350713729858</text:p>
          </table:table-cell>
          <table:table-cell office:value-type="float" office:value="0.00195097923278809" calcext:value-type="float">
            <text:p>0.001950979232788</text:p>
          </table:table-cell>
          <table:table-cell office:value-type="float" office:value="0.00138950347900391" calcext:value-type="float">
            <text:p>0.001389503479004</text:p>
          </table:table-cell>
          <table:table-cell office:value-type="float" office:value="0.0137042999267578" calcext:value-type="float">
            <text:p>0.013704299926758</text:p>
          </table:table-cell>
          <table:table-cell office:value-type="float" office:value="0.586091995239258" calcext:value-type="float">
            <text:p>0.5860919952392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56879425048828" calcext:value-type="float">
            <text:p>0.001568794250488</text:p>
          </table:table-cell>
          <table:table-cell office:value-type="float" office:value="0.0559000968933106" calcext:value-type="float">
            <text:p>0.055900096893311</text:p>
          </table:table-cell>
          <table:table-cell office:value-type="float" office:value="0.0394175052642822" calcext:value-type="float">
            <text:p>0.039417505264282</text:p>
          </table:table-cell>
          <table:table-cell office:value-type="float" office:value="0.0283656120300293" calcext:value-type="float">
            <text:p>0.028365612030029</text:p>
          </table:table-cell>
          <table:table-cell office:value-type="float" office:value="0.0530507564544678" calcext:value-type="float">
            <text:p>0.05305075645446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59416198730469" calcext:value-type="float">
            <text:p>0.015941619873047</text:p>
          </table:table-cell>
          <table:table-cell office:value-type="float" office:value="1.59322857856751" calcext:value-type="float">
            <text:p>1.59322857856751</text:p>
          </table:table-cell>
          <table:table-cell office:value-type="float" office:value="0.842786312103272" calcext:value-type="float">
            <text:p>0.842786312103272</text:p>
          </table:table-cell>
          <table:table-cell office:value-type="float" office:value="0.910281658172607" calcext:value-type="float">
            <text:p>0.910281658172607</text:p>
          </table:table-cell>
          <table:table-cell office:value-type="float" office:value="1.03663897514343" calcext:value-type="float">
            <text:p>1.0366389751434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56931400299072" calcext:value-type="float">
            <text:p>0.156931400299072</text:p>
          </table:table-cell>
          <table:table-cell office:value-type="float" office:value="53.1742675304413" calcext:value-type="float">
            <text:p>53.1742675304413</text:p>
          </table:table-cell>
          <table:table-cell office:value-type="float" office:value="28.3657417297363" calcext:value-type="float">
            <text:p>28.3657417297363</text:p>
          </table:table-cell>
          <table:table-cell office:value-type="float" office:value="36.1909675598145" calcext:value-type="float">
            <text:p>36.1909675598145</text:p>
          </table:table-cell>
          <table:table-cell office:value-type="float" office:value="32.2999310493469" calcext:value-type="float">
            <text:p>32.2999310493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7T11:48:42.384092097</meta:creation-date>
    <dc:date>2021-03-19T23:33:22.560296192</dc:date>
    <meta:editing-duration>PT6H12M31S</meta:editing-duration>
    <meta:editing-cycles>2</meta:editing-cycles>
    <meta:generator>LibreOffice/7.0.3.1$Linux_X86_64 LibreOffice_project/00$Build-1</meta:generator>
    <meta:document-statistic meta:table-count="1" meta:cell-count="4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05cm" svg:height="20.878cm" xlink:href=".." xlink:type="simple" chart:class="chart:line" chart:row-mapping="2 1 0" chart:style-name="ch1">
        <chart:title svg:x="6.269cm" svg:y="0.102cm" chart:style-name="ch2">
          <text:p>Time for N numbers computed with x processes</text:p>
        </chart:title>
        <chart:subtitle svg:x="8.199cm" svg:y="0.82cm" chart:style-name="ch3">
          <text:p>Excluding 1 Mil for better visuals</text:p>
        </chart:subtitle>
        <chart:legend chart:legend-position="end" svg:x="19.75cm" svg:y="9.642cm" style:legend-expansion="high" chart:style-name="ch4"/>
        <chart:plot-area chart:style-name="ch5" table:cell-range-address="Sheet1.A6:Sheet1.F9" chart:data-source-has-labels="both" svg:x="1.628cm" svg:y="1.524cm" svg:width="17.799cm" svg:height="18.299cm">
          <chart:coordinate-region svg:x="2.355cm" svg:y="1.723cm" svg:width="16.885cm" svg:height="17.453cm"/>
          <chart:axis chart:dimension="x" chart:name="primary-x" chart:style-name="ch6" chartooo:axis-type="auto">
            <chartooo:date-scale/>
            <chart:categories table:cell-range-address="Sheet1.B6:Sheet1.F6"/>
          </chart:axis>
          <chart:axis chart:dimension="x" chart:name="secondary-x" chart:style-name="ch7">
            <chart:title svg:x="9.435cm" svg:y="19.614cm" chart:style-name="ch8">
              <text:p>Number of items</text:p>
            </chart:title>
          </chart:axis>
          <chart:axis chart:dimension="y" chart:name="primary-y" chart:style-name="ch6">
            <chart:grid chart:style-name="ch9" chart:class="major"/>
          </chart:axis>
          <chart:axis chart:dimension="y" chart:name="secondary-y" chart:style-name="ch7">
            <chart:title svg:x="0.941cm" svg:y="11.883cm" chart:style-name="ch10">
              <text:p>Time in seconds</text:p>
            </chart:title>
          </chart:axis>
          <chart:series chart:attached-axis="primary-y" chart:style-name="ch11" chart:values-cell-range-address="Sheet1.B9:Sheet1.F9" chart:label-cell-address="Sheet1.A9:Sheet1.A9" chart:class="chart:line">
            <chart:data-point chart:repeated="5"/>
          </chart:series>
          <chart:series chart:attached-axis="primary-y" chart:style-name="ch12" chart:values-cell-range-address="Sheet1.B8:Sheet1.F8" chart:label-cell-address="Sheet1.A8:Sheet1.A8" chart:class="chart:line">
            <chart:data-point chart:repeated="5"/>
          </chart:series>
          <chart:series chart:attached-axis="primary-y" chart:style-name="ch13" chart:values-cell-range-address="Sheet1.B7:Sheet1.F7" chart:label-cell-address="Sheet1.A7:Sheet1.A7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6:Sheet1.F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100000</text:p>
                <draw:g>
                  <svg:desc>Sheet1.A9:Sheet1.A9</svg:desc>
                </draw:g>
              </table:table-cell>
              <table:table-cell office:value-type="float" office:value="0.0159416198730469">
                <text:p>0.0159416198730469</text:p>
                <draw:g>
                  <svg:desc>Sheet1.B9:Sheet1.F9</svg:desc>
                </draw:g>
              </table:table-cell>
              <table:table-cell office:value-type="float" office:value="1.59322857856751">
                <text:p>1.59322857856751</text:p>
              </table:table-cell>
              <table:table-cell office:value-type="float" office:value="0.842786312103272">
                <text:p>0.842786312103272</text:p>
              </table:table-cell>
              <table:table-cell office:value-type="float" office:value="0.910281658172607">
                <text:p>0.910281658172607</text:p>
              </table:table-cell>
              <table:table-cell office:value-type="float" office:value="1.03663897514343">
                <text:p>1.03663897514343</text:p>
              </table:table-cell>
            </table:table-row>
            <table:table-row>
              <table:table-cell office:value-type="string">
                <text:p>10000</text:p>
                <draw:g>
                  <svg:desc>Sheet1.A8:Sheet1.A8</svg:desc>
                </draw:g>
              </table:table-cell>
              <table:table-cell office:value-type="float" office:value="0.00156879425048828">
                <text:p>0.00156879425048828</text:p>
                <draw:g>
                  <svg:desc>Sheet1.B8:Sheet1.F8</svg:desc>
                </draw:g>
              </table:table-cell>
              <table:table-cell office:value-type="float" office:value="0.0559000968933106">
                <text:p>0.0559000968933106</text:p>
              </table:table-cell>
              <table:table-cell office:value-type="float" office:value="0.0394175052642822">
                <text:p>0.0394175052642822</text:p>
              </table:table-cell>
              <table:table-cell office:value-type="float" office:value="0.0283656120300293">
                <text:p>0.0283656120300293</text:p>
              </table:table-cell>
              <table:table-cell office:value-type="float" office:value="0.0530507564544678">
                <text:p>0.0530507564544678</text:p>
              </table:table-cell>
            </table:table-row>
            <table:table-row>
              <table:table-cell office:value-type="string">
                <text:p>1000</text:p>
                <draw:g>
                  <svg:desc>Sheet1.A7:Sheet1.A7</svg:desc>
                </draw:g>
              </table:table-cell>
              <table:table-cell office:value-type="float" office:value="0.000350713729858398">
                <text:p>0.000350713729858398</text:p>
                <draw:g>
                  <svg:desc>Sheet1.B7:Sheet1.F7</svg:desc>
                </draw:g>
              </table:table-cell>
              <table:table-cell office:value-type="float" office:value="0.00195097923278809">
                <text:p>0.00195097923278809</text:p>
              </table:table-cell>
              <table:table-cell office:value-type="float" office:value="0.00138950347900391">
                <text:p>0.00138950347900391</text:p>
              </table:table-cell>
              <table:table-cell office:value-type="float" office:value="0.0137042999267578">
                <text:p>0.0137042999267578</text:p>
              </table:table-cell>
              <table:table-cell office:value-type="float" office:value="0.586091995239258">
                <text:p>0.586091995239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05cm" svg:height="20.908cm" xlink:href=".." xlink:type="simple" chart:class="chart:line" chart:style-name="ch1">
        <chart:title svg:x="6.269cm" svg:y="0.554cm" chart:style-name="ch2">
          <text:p>Time for N numbers computed with x processes</text:p>
        </chart:title>
        <chart:legend chart:legend-position="end" svg:x="19.565cm" svg:y="9.408cm" style:legend-expansion="high" chart:style-name="ch3"/>
        <chart:plot-area chart:style-name="ch4" table:cell-range-address="Sheet1.A6:Sheet1.F10" chart:data-source-has-labels="both" svg:x="1.735cm" svg:y="2.485cm" svg:width="17.694cm" svg:height="17.715cm">
          <chart:coordinate-region svg:x="2.356cm" svg:y="2.684cm" svg:width="16.886cm" svg:height="16.869cm"/>
          <chart:axis chart:dimension="x" chart:name="primary-x" chart:style-name="ch5" chartooo:axis-type="auto">
            <chartooo:date-scale/>
            <chart:categories table:cell-range-address="Sheet1.B6:Sheet1.F6"/>
          </chart:axis>
          <chart:axis chart:dimension="x" chart:name="secondary-x" chart:style-name="ch6">
            <chart:title svg:x="9.572cm" svg:y="20.092cm" chart:style-name="ch7">
              <text:p>Number of items</text:p>
            </chart:title>
          </chart:axis>
          <chart:axis chart:dimension="y" chart:name="primary-y" chart:style-name="ch5">
            <chart:grid chart:style-name="ch8" chart:class="major"/>
          </chart:axis>
          <chart:axis chart:dimension="y" chart:name="secondary-y" chart:style-name="ch6">
            <chart:title svg:x="0.941cm" svg:y="11.9cm" chart:style-name="ch9">
              <text:p>Time in seconds</text:p>
            </chart:title>
          </chart:axis>
          <chart:series chart:attached-axis="primary-y" chart:style-name="ch10" chart:values-cell-range-address="Sheet1.B10:Sheet1.F10" chart:label-cell-address="Sheet1.A10:Sheet1.A10" chart:class="chart:line">
            <chart:data-point chart:repeated="5"/>
          </chart:series>
          <chart:series chart:attached-axis="primary-y" chart:style-name="ch11" chart:values-cell-range-address="Sheet1.B9:Sheet1.F9" chart:label-cell-address="Sheet1.A9:Sheet1.A9" chart:class="chart:line">
            <chart:data-point chart:repeated="5"/>
          </chart:series>
          <chart:series chart:attached-axis="primary-y" chart:style-name="ch12" chart:values-cell-range-address="Sheet1.B8:Sheet1.F8" chart:label-cell-address="Sheet1.A8:Sheet1.A8" chart:class="chart:line">
            <chart:data-point chart:repeated="5"/>
          </chart:series>
          <chart:series chart:attached-axis="primary-y" chart:style-name="ch13" chart:values-cell-range-address="Sheet1.B7:Sheet1.F7" chart:label-cell-address="Sheet1.A7:Sheet1.A7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6:Sheet1.F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1000000</text:p>
                <draw:g>
                  <svg:desc>Sheet1.A10:Sheet1.A10</svg:desc>
                </draw:g>
              </table:table-cell>
              <table:table-cell office:value-type="float" office:value="0.156931400299072">
                <text:p>0.156931400299072</text:p>
                <draw:g>
                  <svg:desc>Sheet1.B10:Sheet1.F10</svg:desc>
                </draw:g>
              </table:table-cell>
              <table:table-cell office:value-type="float" office:value="53.1742675304413">
                <text:p>53.1742675304413</text:p>
              </table:table-cell>
              <table:table-cell office:value-type="float" office:value="28.3657417297363">
                <text:p>28.3657417297363</text:p>
              </table:table-cell>
              <table:table-cell office:value-type="float" office:value="36.1909675598145">
                <text:p>36.1909675598145</text:p>
              </table:table-cell>
              <table:table-cell office:value-type="float" office:value="32.2999310493469">
                <text:p>32.2999310493469</text:p>
              </table:table-cell>
            </table:table-row>
            <table:table-row>
              <table:table-cell office:value-type="string">
                <text:p>100000</text:p>
                <draw:g>
                  <svg:desc>Sheet1.A9:Sheet1.A9</svg:desc>
                </draw:g>
              </table:table-cell>
              <table:table-cell office:value-type="float" office:value="0.0159416198730469">
                <text:p>0.0159416198730469</text:p>
                <draw:g>
                  <svg:desc>Sheet1.B9:Sheet1.F9</svg:desc>
                </draw:g>
              </table:table-cell>
              <table:table-cell office:value-type="float" office:value="1.59322857856751">
                <text:p>1.59322857856751</text:p>
              </table:table-cell>
              <table:table-cell office:value-type="float" office:value="0.842786312103272">
                <text:p>0.842786312103272</text:p>
              </table:table-cell>
              <table:table-cell office:value-type="float" office:value="0.910281658172607">
                <text:p>0.910281658172607</text:p>
              </table:table-cell>
              <table:table-cell office:value-type="float" office:value="1.03663897514343">
                <text:p>1.03663897514343</text:p>
              </table:table-cell>
            </table:table-row>
            <table:table-row>
              <table:table-cell office:value-type="string">
                <text:p>10000</text:p>
                <draw:g>
                  <svg:desc>Sheet1.A8:Sheet1.A8</svg:desc>
                </draw:g>
              </table:table-cell>
              <table:table-cell office:value-type="float" office:value="0.00156879425048828">
                <text:p>0.00156879425048828</text:p>
                <draw:g>
                  <svg:desc>Sheet1.B8:Sheet1.F8</svg:desc>
                </draw:g>
              </table:table-cell>
              <table:table-cell office:value-type="float" office:value="0.0559000968933106">
                <text:p>0.0559000968933106</text:p>
              </table:table-cell>
              <table:table-cell office:value-type="float" office:value="0.0394175052642822">
                <text:p>0.0394175052642822</text:p>
              </table:table-cell>
              <table:table-cell office:value-type="float" office:value="0.0283656120300293">
                <text:p>0.0283656120300293</text:p>
              </table:table-cell>
              <table:table-cell office:value-type="float" office:value="0.0530507564544678">
                <text:p>0.0530507564544678</text:p>
              </table:table-cell>
            </table:table-row>
            <table:table-row>
              <table:table-cell office:value-type="string">
                <text:p>1000</text:p>
                <draw:g>
                  <svg:desc>Sheet1.A7:Sheet1.A7</svg:desc>
                </draw:g>
              </table:table-cell>
              <table:table-cell office:value-type="float" office:value="0.000350713729858398">
                <text:p>0.000350713729858398</text:p>
                <draw:g>
                  <svg:desc>Sheet1.B7:Sheet1.F7</svg:desc>
                </draw:g>
              </table:table-cell>
              <table:table-cell office:value-type="float" office:value="0.00195097923278809">
                <text:p>0.00195097923278809</text:p>
              </table:table-cell>
              <table:table-cell office:value-type="float" office:value="0.00138950347900391">
                <text:p>0.00138950347900391</text:p>
              </table:table-cell>
              <table:table-cell office:value-type="float" office:value="0.0137042999267578">
                <text:p>0.0137042999267578</text:p>
              </table:table-cell>
              <table:table-cell office:value-type="float" office:value="0.586091995239258">
                <text:p>0.5860919952392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